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13" style:family="paragraph" style:parent-style-name="Table_20_Contents">
      <style:text-properties fo:color="#000080" style:font-name="Arial" fo:font-size="11pt" style:font-size-asian="11pt" style:font-size-complex="11pt"/>
    </style:style>
    <style:style style:name="P14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8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2b14a9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8pt" fo:font-weight="bold" officeooo:rsid="00307399" officeooo:paragraph-rsid="00307399" style:font-size-asian="18pt" style:font-weight-asian="bold" style:font-size-complex="18pt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92a6c2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36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paragraph-rsid="0033e50a" style:font-size-asian="11pt" style:font-size-complex="11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40" style:family="paragraph" style:parent-style-name="Heading_20_2">
      <style:paragraph-properties fo:break-before="page"/>
      <style:text-properties officeooo:rsid="0078d1d7" officeooo:paragraph-rsid="00202652"/>
    </style:style>
    <style:style style:name="P41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fo:font-weight="normal" officeooo:paragraph-rsid="0033e50a" style:font-size-asian="11pt" style:font-size-complex="11pt"/>
    </style:style>
    <style:style style:name="P42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265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73d64f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307399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fo:font-weight="bold" officeooo:rsid="00363b85" style:font-name-asian="Arial" style:font-size-asian="8pt" style:font-weight-asian="bold" style:font-name-complex="Arial" style:font-size-complex="8pt" style:font-weight-complex="bold"/>
    </style:style>
    <style:style style:name="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f1ca" style:font-weight-asian="bold" style:font-weight-complex="bold"/>
    </style:style>
    <style:style style:name="T13" style:family="text">
      <style:text-properties fo:font-weight="bold" officeooo:rsid="002d07dc" style:font-weight-asian="bold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fo:font-weight="bold" officeooo:rsid="00307399" style:font-weight-asian="bold" style:font-weight-complex="bold"/>
    </style:style>
    <style:style style:name="T16" style:family="text">
      <style:text-properties fo:color="#800000" style:font-name="Ubuntu Mono" fo:font-weight="bold" style:font-weight-asian="bold" style:font-weight-complex="bold"/>
    </style:style>
    <style:style style:name="T17" style:family="text">
      <style:text-properties fo:color="#800000" officeooo:rsid="00307399"/>
    </style:style>
    <style:style style:name="T18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Arial" fo:font-size="11pt" fo:language="es" fo:country="ES" fo:font-style="normal" style:text-underline-style="none" fo:font-weight="normal" officeooo: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officeooo:rsid="00202652"/>
    </style:style>
    <style:style style:name="T21" style:family="text">
      <style:text-properties style:font-name="Arial" fo:font-size="14pt" fo:font-weight="bold" officeooo:rsid="00307399" style:font-size-asian="14pt" style:font-weight-asian="bold" style:font-size-complex="14pt" style:font-weight-complex="bold"/>
    </style:style>
    <style:style style:name="T22" style:family="text">
      <style:text-properties officeooo:rsid="0025f1ca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officeooo:rsid="002d07dc"/>
    </style:style>
    <style:style style:name="T25" style:family="text">
      <style:text-properties officeooo:rsid="0029bdb5"/>
    </style:style>
    <style:style style:name="T26" style:family="text">
      <style:text-properties officeooo:rsid="002b14a9"/>
    </style:style>
    <style:style style:name="T27" style:family="text">
      <style:text-properties officeooo:rsid="002d07dc"/>
    </style:style>
    <style:style style:name="T28" style:family="text">
      <style:text-properties officeooo:rsid="00307399"/>
    </style:style>
    <style:style style:name="T29" style:family="text">
      <style:text-properties style:font-name="Ubuntu Mono"/>
    </style:style>
    <style:style style:name="T30" style:family="text">
      <style:text-properties style:font-name="Ubuntu Mono" fo:font-weight="bold" style:font-weight-asian="bold" style:font-weight-complex="bold"/>
    </style:style>
    <style:style style:name="T31" style:family="text">
      <style:text-properties style:font-name="Ubuntu Mono" fo:font-weight="bold" officeooo:rsid="003145e6" style:font-weight-asian="bold" style:font-weight-complex="bold"/>
    </style:style>
    <style:style style:name="T32" style:family="text">
      <style:text-properties style:font-name="Ubuntu Mono" fo:font-weight="bold" officeooo:rsid="00327754" style:font-weight-asian="bold" style:font-weight-complex="bold"/>
    </style:style>
    <style:style style:name="T33" style:family="text">
      <style:text-properties style:font-name="Ubuntu Mono" fo:font-weight="bold" officeooo:rsid="00307399" style:font-weight-asian="bold" style:font-weight-complex="bold"/>
    </style:style>
    <style:style style:name="T34" style:family="text">
      <style:text-properties style:font-name="Arial" officeooo:rsid="003145e6"/>
    </style:style>
    <style:style style:name="T35" style:family="text">
      <style:text-properties officeooo:rsid="00321695"/>
    </style:style>
    <style:style style:name="T36" style:family="text">
      <style:text-properties officeooo:rsid="00327754"/>
    </style:style>
    <style:style style:name="T37" style:family="text">
      <style:text-properties officeooo:rsid="0033e50a"/>
    </style:style>
    <style:style style:name="T38" style:family="text">
      <style:text-properties fo:font-variant="normal" fo:text-transform="none" fo:color="#281f18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0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officeooo:rsid="00942005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officeooo:rsid="0033e50a" style:font-weight-asian="normal" style:font-weight-complex="normal"/>
    </style:style>
    <style:style style:name="T49" style:family="text">
      <style:text-properties fo:font-variant="normal" fo:text-transform="none" fo:color="#281f18" fo:letter-spacing="normal" fo:font-style="normal" officeooo:rsid="001b7955" style:font-weight-asian="normal" style:font-weight-complex="normal"/>
    </style:style>
    <style:style style:name="T50" style:family="text">
      <style:text-properties fo:font-variant="normal" fo:text-transform="none" fo:color="#281f18" fo:letter-spacing="normal" fo:font-style="normal" fo:font-weight="bold" officeooo:rsid="001d500c" style:font-weight-asian="bold" style:font-weight-complex="bold"/>
    </style:style>
    <style:style style:name="T51" style:family="text">
      <style:text-properties fo:font-variant="normal" fo:text-transform="none" fo:color="#281f18" fo:letter-spacing="normal" fo:font-style="normal" fo:font-weight="bold" officeooo:rsid="00942005" style:font-weight-asian="bold" style:font-weight-complex="bold"/>
    </style:style>
    <style:style style:name="T52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53" style:family="text">
      <style:text-properties fo:font-variant="normal" fo:text-transform="none" fo:color="#281f18" fo:letter-spacing="normal" fo:font-style="normal" fo:font-weight="bold" officeooo:rsid="001b7955" style:font-weight-asian="bold" style:font-weight-complex="bold"/>
    </style:style>
    <style:style style:name="T54" style:family="text">
      <style:text-properties fo:font-variant="normal" fo:text-transform="none" fo:color="#281f18" style:font-name="Ubuntu Mono" fo:letter-spacing="normal" fo:font-style="normal" fo:font-weight="bold" officeooo:rsid="001b7955" style:font-weight-asian="bold" style:font-weight-complex="bold"/>
    </style:style>
    <style:style style:name="T55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56" style:family="text">
      <style:text-properties fo:font-variant="normal" fo:text-transform="none" fo:color="#281f18" style:font-name="Ubuntu Mono" fo:letter-spacing="normal" fo:font-style="normal" fo:font-weight="bold" officeooo:rsid="001c238b" style:font-weight-asian="bold" style:font-weight-complex="bold"/>
    </style:style>
    <style:style style:name="T57" style:family="text">
      <style:text-properties fo:font-variant="normal" fo:text-transform="none" fo:color="#281f18" style:font-name="Ubuntu Mono" fo:letter-spacing="normal" fo:font-style="normal" fo:font-weight="bold" officeooo:rsid="00200013" style:font-weight-asian="bold" style:font-weight-complex="bold"/>
    </style:style>
    <style:style style:name="T58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59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60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61" style:family="text">
      <style:text-properties fo:font-variant="normal" fo:text-transform="none" fo:color="#800000" fo:letter-spacing="normal" fo:font-style="normal" fo:font-weight="normal" officeooo:rsid="00200013" style:font-weight-asian="normal" style:font-weight-complex="normal"/>
    </style:style>
    <style:style style:name="T62" style:family="text">
      <style:text-properties fo:font-variant="normal" fo:text-transform="none" fo:color="#800000" fo:letter-spacing="normal" fo:font-style="normal" fo:font-weight="normal" officeooo:rsid="00980b55" style:font-weight-asian="normal" style:font-weight-complex="normal"/>
    </style:style>
    <style:style style:name="T63" style:family="text">
      <style:text-properties fo:font-variant="normal" fo:text-transform="none" fo:color="#800000" fo:letter-spacing="normal" fo:font-style="normal" fo:font-weight="normal" officeooo:rsid="001c238b" style:font-weight-asian="normal" style:font-weight-complex="normal"/>
    </style:style>
    <style:style style:name="T64" style:family="text">
      <style:text-properties fo:font-variant="normal" fo:text-transform="none" fo:color="#800000" fo:letter-spacing="normal" fo:font-style="normal" fo:font-weight="normal" officeooo:rsid="001b7955" style:font-weight-asian="normal" style:font-weight-complex="normal"/>
    </style:style>
    <style:style style:name="T65" style:family="text">
      <style:text-properties fo:font-variant="normal" fo:text-transform="none" fo:color="#800000" fo:letter-spacing="normal" fo:font-style="normal" fo:font-weight="normal" officeooo:rsid="001d500c" style:font-weight-asian="normal" style:font-weight-complex="normal"/>
    </style:style>
    <style:style style:name="T66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70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71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72" style:family="text">
      <style:text-properties officeooo:rsid="00363b8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0">RDE</text:span>. IES Haría</text:p>
      <text:p text:style-name="P11">UT<text:span text:style-name="T20">7</text:span>. Actividad <text:span text:style-name="T72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32">Repaso</text:p>
      <text:p text:style-name="P3">Protocolo<text:span text:style-name="T28">s</text:span>/Servicio<text:span text:style-name="T28">s</text:span> FTP <text:span text:style-name="T28">y DNS</text:span></text:p>
      <text:p text:style-name="P2"/>
      <text:p text:style-name="P2"/>
      <text:p text:style-name="P1"/>
      <text:p text:style-name="P1"/>
      <text:p text:style-name="P1"/>
      <text:h text:style-name="P40" text:outline-level="2"><text:span text:style-name="T21">FTP</text:span></text:h>
      <text:p text:style-name="P12"/>
      <text:p text:style-name="P5"><text:span text:style-name="T28">Utilizando la utilidad </text:span><text:span text:style-name="T33">ftp</text:span><text:span text:style-name="T28"> o </text:span><text:span text:style-name="T33">lftp</text:span><text:span text:style-name="T28"> r</text:span>ealiza las siguientes acciones <text:span text:style-name="T36">(salvo el apartado 6)</text:span> <text:span text:style-name="T28">e indica en cada caso los comandos ejecutados. Comprueba en cada caso que el resultado es el esperado y </text:span><text:span text:style-name="T17">no olvides que tienes que incluir </text:span><text:span text:style-name="T15">todos los comandos ejecutados</text:span><text:span text:style-name="T28"> (por supuesto en el mismo orden que los ejecutas)</text:span>: </text:p>
      <text:p text:style-name="P5"/>
      <text:p text:style-name="P19"><text:span text:style-name="T20">1</text:span>) <text:span text:style-name="T22"><text:s/>Conecta al servidor nas por </text:span><text:span text:style-name="T12">ftp</text:span><text:span text:style-name="T22"> utilizando el usuario </text:span><text:span text:style-name="T12">generico</text:span><text:span text:style-name="T22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3"/>
          </table:table-cell>
        </table:table-row>
      </table:table>
      <text:p text:style-name="P19"/>
      <text:p text:style-name="P20">2) Accede a la carpeta <text:span text:style-name="T23">intercambio </text:span><text:span text:style-name="T34">y una vez dentro a</text:span>ccede a la carpeta <text:span text:style-name="T23">practica-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4"/>
          </table:table-cell>
        </table:table-row>
      </table:table>
      <text:p text:style-name="P21"><text:span text:style-name="T23"/></text:p>
      <text:p text:style-name="P20"/>
      <text:p text:style-name="P21">4) Crea dentro de esta la carpeta <text:span text:style-name="T23">pc</text:span><text:span text:style-name="T16">xy</text:span><text:span text:style-name="T23">-</text:span><text:span text:style-name="T16">nombre</text:span> donde <text:span text:style-name="T16">xy</text:span> es tu número de equipo y <text:span text:style-name="T16">nombre</text:span> 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4"/>
          </table:table-cell>
        </table:table-row>
      </table:table>
      <text:p text:style-name="P21"/>
      <text:p text:style-name="P27">5) Crea <text:span text:style-name="T14">dentro de tu carpeta</text:span> en el servidor una carpeta que se llame <text:span text:style-name="T23">imagenes</text:span> y otra de nombre <text:span text:style-name="T23">documento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5"/>
          </table:table-cell>
        </table:table-row>
      </table:table>
      <text:p text:style-name="P22"/>
      <text:p text:style-name="P23"/>
      <text:p text:style-name="P25"><text:span text:style-name="T35">6</text:span>) Crea <text:span text:style-name="T11">localmente</text:span> la carpeta de nombre <text:span text:style-name="T23">practica-</text:span><text:span text:style-name="T31">repaso</text:span> en tu carpeta de usuario local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4"/>
          </table:table-cell>
        </table:table-row>
      </table:table>
      <text:p text:style-name="P25"/>
      <text:p text:style-name="P9"/>
      <text:p text:style-name="P26"><text:span text:style-name="T36">7</text:span>) Haz una <text:span text:style-name="T11">captura de pantalla</text:span> utilizando <text:span text:style-name="T11">shutter</text:span> en la que se muestre como ejecutas el apartado anterior. Guarda la captura en la carpeta <text:span text:style-name="T11">practica-repaso</text:span> con el nombre <text:span text:style-name="T23">captura.png</text:span>. Haz una copia de este archivo (el de la práctica) en la carpeta <text:span text:style-name="T11">practica-repaso c</text:span>on el nombre <text:span text:style-name="T23">rde-ut7-a5.odt</text:span></text:p>
      <text:p text:style-name="P9"/>
      <text:p text:style-name="P16"><text:span text:style-name="T14"/></text:p>
      <text:p text:style-name="P6"><text:span text:style-name="T36">8) Sube a la carpeta </text:span><text:span text:style-name="T32">imagenes</text:span><text:span text:style-name="T36"> del servidor la captura de pantalla y a la carpeta </text:span><text:span text:style-name="T32">documentos</text:span><text:span text:style-name="T36"> del servidor la copia de la práctica.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/>
          </table:table-cell>
        </table:table-row>
      </table:table>
      <text:p text:style-name="P5"/>
      <text:p text:style-name="P8"><text:span text:style-name="T36">9</text:span>) <text:span text:style-name="T36">Crea localmente, dentro de la carpeta practica-repaso, una carpeta de nombre temp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"/>
          </table:table-cell>
        </table:table-row>
      </table:table>
      <text:p text:style-name="P5"/>
      <text:p text:style-name="P7"><text:span text:style-name="T25">10)</text:span> <text:span text:style-name="T36">Descarga en la carpeta local temp creada en el apartado anterior la captura y el documento que subiste al servidor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3"/>
          </table:table-cell>
        </table:table-row>
      </table:table>
      <text:p text:style-name="P5"/>
      <text:p text:style-name="P5"/>
      <text:p text:style-name="P10"><text:span text:style-name="T36">11</text:span>) Elimina todos los archivos y carpetas que creamos en el <text:span text:style-name="T26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"/>
          </table:table-cell>
        </table:table-row>
      </table:table>
      <text:p text:style-name="P10"/>
      <text:p text:style-name="P28"><text:span text:style-name="T36">12</text:span>) Elimina todos los archivos y carpetas que creamos en el <text:span text:style-name="T36">servidor.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45"/>
          </table:table-cell>
        </table:table-row>
      </table:table>
      <text:p text:style-name="P28"/>
      <text:p text:style-name="P4"><text:span text:style-name="T36">13</text:span>) Cierra la conexión con el comando <text:span text:style-name="T23">close</text:span><text:span text:style-name="T11"> </text:span>y ejecuta <text:span text:style-name="T23">exit</text:span><text:span text:style-name="T11"> </text:span><text:span text:style-name="T27">(o </text:span><text:span text:style-name="T24">quit</text:span><text:span text:style-name="T27">)</text:span><text:span text:style-name="T13"> </text:span>para salir del <text:span text:style-name="T27">programa </text:span>cliente de FTP<text:span text:style-name="T11">.</text:span></text:p>
      <text:p text:style-name="P17"/>
      <text:p text:style-name="P30"><text:span text:style-name="T37">DNS</text:span></text:p>
      <text:p text:style-name="P18"/>
      <text:p text:style-name="P29">Utilizando la utilidad <text:span text:style-name="T23">dig</text:span> inserta los <text:span text:style-name="T14">comandos</text:span> y el <text:span text:style-name="T14">resultado</text:span> para realizar las siguientes acciones</text:p>
      <text:p text:style-name="P29"/>
      <text:p text:style-name="P36"><text:span text:style-name="T46">1</text:span><text:span text:style-name="T39">) Obtén, </text:span><text:span text:style-name="T46">en </text:span><text:span text:style-name="T71">formato corto</text:span><text:span text:style-name="T46">,</text:span><text:span text:style-name="T39"> el </text:span><text:span text:style-name="T70">equipo al que está redirigido</text:span><text:span text:style-name="T39"> </text:span><text:span text:style-name="T41">el nombre</text:span><text:span text:style-name="T39"> </text:span><text:span text:style-name="T58">router.s</text:span><text:span text:style-name="T54">mr.iesharia.org</text:span><text:span text:style-name="T39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/>
          </table:table-cell>
        </table:table-row>
      </table:table>
      <text:p text:style-name="P37"/>
      <text:p text:style-name="P35"><text:span text:style-name="T46">2</text:span><text:span text:style-name="T39">) Determina los </text:span><text:span text:style-name="T70">nombres de los servidores DNS</text:span><text:span text:style-name="T39"> del dominio </text:span><text:span text:style-name="T58">debian</text:span><text:span text:style-name="T56">.org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6"/>
          </table:table-cell>
        </table:table-row>
      </table:table>
      <text:p text:style-name="P38"/>
      <text:h text:style-name="P41" text:outline-level="2"><text:span text:style-name="T48">3</text:span><text:span text:style-name="T47">) </text:span><text:span text:style-name="T49">Obtén la </text:span><text:span text:style-name="T69">dirección IP</text:span><text:span text:style-name="T49"> de </text:span><text:span text:style-name="T58">etherpad.s</text:span><text:span text:style-name="T54">mr.iesharia.org</text:span>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/>
          </table:table-cell>
        </table:table-row>
      </table:table>
      <text:h text:style-name="P42" text:outline-level="2"/>
      <text:p text:style-name="P48"><text:span text:style-name="T46">4</text:span><text:span text:style-name="T41">) </text:span><text:span text:style-name="T40">Obtén la </text:span><text:span text:style-name="T69">dirección IP</text:span><text:span text:style-name="T40"> de </text:span><text:span text:style-name="T58">debian</text:span><text:span text:style-name="T55">.org</text:span><text:span text:style-name="T40"> </text:span><text:span text:style-name="T39">haciendo la consulta al </text:span><text:span text:style-name="T50">servidor de DNS de</text:span><text:span text:style-name="T51"> </text:span><text:span text:style-name="T52">Google</text:span><text:span text:style-name="T39"> </text:span><text:span text:style-name="T42">(</text:span><text:span text:style-name="T46">8.8.8.8</text:span><text:span text:style-name="T42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6"/>
          </table:table-cell>
        </table:table-row>
      </table:table>
      <text:p text:style-name="P49"/>
      <text:p text:style-name="P48"><text:span text:style-name="T46">5</text:span><text:span text:style-name="T41">) </text:span><text:span text:style-name="T45">¿A qué </text:span><text:span text:style-name="T68">nombre</text:span><text:span text:style-name="T45"> está apuntando la dirección </text:span><text:span text:style-name="T58">140.211.15.34</text:span><text:span text:style-name="T45">?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6"/>
          </table:table-cell>
        </table:table-row>
      </table:table>
      <text:p text:style-name="P50"/>
      <text:p text:style-name="P47"><text:span text:style-name="T46">6</text:span><text:span text:style-name="T41">) </text:span><text:span text:style-name="T43">Obtén</text:span><text:span text:style-name="T44"> el </text:span><text:span text:style-name="T66">nombre</text:span><text:span text:style-name="T44"> y la </text:span><text:span text:style-name="T66">dirección </text:span><text:span text:style-name="T67">IP</text:span><text:span text:style-name="T43"> </text:span><text:span text:style-name="T44">del ordenador/</text:span><text:span text:style-name="T46">es</text:span><text:span text:style-name="T44"> al que se mandan los correos que se enví</text:span><text:span text:style-name="T43">a</text:span><text:span text:style-name="T44">n a</text:span><text:span text:style-name="T46">l dominio </text:span><text:span text:style-name="T58">debian.org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6"/>
          </table:table-cell>
        </table:table-row>
      </table:table>
      <text:p text:style-name="P39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63b8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07399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73d64f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fo:font-weight="bold" officeooo:rsid="00202652" style:font-name-asian="Arial" style:font-size-asian="8pt" style:font-weight-asian="bold" style:font-name-complex="Arial" style:font-size-complex="8pt" style:font-weight-complex="bold"/>
    </style:style>
    <style:style style:name="MT9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6</text:span><text:span text:style-name="MT4">. </text:span><text:span text:style-name="MT5">Práctica </text:span><text:span text:style-name="MT6">repaso</text:span><text:span text:style-name="MT5">. </text:span><text:span text:style-name="MT7">P</text:span><text:span text:style-name="MT2">rotocolo</text:span><text:span text:style-name="MT6">s</text:span><text:span text:style-name="MT2"> </text:span><text:span text:style-name="MT8">FTP </text:span><text:span text:style-name="MT6">y DNS</text:span><text:span text:style-name="MT9"><text:tab/></text:span><text:span text:style-name="MT10"><text:tab/></text:span><text:span text:style-name="MT10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creation-date>2006-10-17T21:47:29</meta:creation-date>
    <dc:date>2014-06-11T09:33:25.051220433</dc:date>
    <meta:print-date>2006-12-12T00:09:40</meta:print-date>
    <dc:language>es-ES</dc:language>
    <meta:editing-cycles>67</meta:editing-cycles>
    <meta:editing-duration>P1DT2H2M8S</meta:editing-duration>
    <dc:creator>ivan </dc:creator>
    <meta:document-statistic meta:table-count="16" meta:image-count="1" meta:object-count="0" meta:page-count="3" meta:paragraph-count="28" meta:word-count="397" meta:character-count="2343" meta:non-whitespace-character-count="1967"/>
    <meta:user-defined meta:name="Info 1"/>
    <meta:user-defined meta:name="Info 2"/>
    <meta:user-defined meta:name="Info 3"/>
    <meta:user-defined meta:name="Info 4"/>
  </office:meta>
</office:document-meta>
</file>